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ee3" officeooo:paragraph-rsid="00128ee3"/>
    </style:style>
    <style:style style:name="P2" style:family="paragraph" style:parent-style-name="Standard">
      <style:text-properties style:font-name="monospace" fo:font-size="13.5pt"/>
    </style:style>
    <style:style style:name="P3" style:family="paragraph" style:parent-style-name="Standard">
      <style:text-properties style:font-name="monospace" fo:font-size="13.5pt" fo:font-weight="normal" officeooo:rsid="00206a3a" officeooo:paragraph-rsid="00206a3a" style:font-weight-asian="normal" style:font-weight-complex="normal"/>
    </style:style>
    <style:style style:name="P4" style:family="paragraph" style:parent-style-name="Preformatted_20_Text">
      <style:text-properties officeooo:rsid="00128ee3" officeooo:paragraph-rsid="00128ee3"/>
    </style:style>
    <style:style style:name="P5" style:family="paragraph" style:parent-style-name="Preformatted_20_Text">
      <style:text-properties officeooo:rsid="0015e153" officeooo:paragraph-rsid="0015e153"/>
    </style:style>
    <style:style style:name="P6" style:family="paragraph" style:parent-style-name="Preformatted_20_Text">
      <style:text-properties officeooo:rsid="00181085" officeooo:paragraph-rsid="00181085"/>
    </style:style>
    <style:style style:name="P7" style:family="paragraph" style:parent-style-name="Preformatted_20_Text">
      <style:text-properties fo:font-weight="bold" officeooo:rsid="00181085" officeooo:paragraph-rsid="00181085" style:font-weight-asian="bold" style:font-weight-complex="bold"/>
    </style:style>
    <style:style style:name="P8" style:family="paragraph" style:parent-style-name="Preformatted_20_Text">
      <style:text-properties fo:font-weight="bold" officeooo:rsid="001c25c5" officeooo:paragraph-rsid="001c25c5" style:font-weight-asian="bold" style:font-weight-complex="bold"/>
    </style:style>
    <style:style style:name="P9" style:family="paragraph" style:parent-style-name="Preformatted_20_Text">
      <style:text-properties fo:font-weight="bold" officeooo:rsid="001d03e5" officeooo:paragraph-rsid="001d03e5" style:font-weight-asian="bold" style:font-weight-complex="bold"/>
    </style:style>
    <style:style style:name="P10" style:family="paragraph" style:parent-style-name="Preformatted_20_Text">
      <style:text-properties fo:font-weight="normal" officeooo:rsid="00181085" officeooo:paragraph-rsid="00181085" style:font-weight-asian="normal" style:font-weight-complex="normal"/>
    </style:style>
    <style:style style:name="P11" style:family="paragraph" style:parent-style-name="Preformatted_20_Text">
      <style:text-properties fo:font-weight="normal" officeooo:rsid="001c25c5" officeooo:paragraph-rsid="001c25c5" style:font-weight-asian="normal" style:font-weight-complex="normal"/>
    </style:style>
    <style:style style:name="P12" style:family="paragraph" style:parent-style-name="Preformatted_20_Text">
      <style:text-properties fo:font-weight="normal" officeooo:rsid="001d03e5" officeooo:paragraph-rsid="001d03e5" style:font-weight-asian="normal" style:font-weight-complex="normal"/>
    </style:style>
    <style:style style:name="P13" style:family="paragraph" style:parent-style-name="Preformatted_20_Text">
      <style:text-properties fo:font-weight="normal" officeooo:rsid="001f83ac" officeooo:paragraph-rsid="001f83ac" style:font-weight-asian="normal" style:font-weight-complex="normal"/>
    </style:style>
    <style:style style:name="P14" style:family="paragraph" style:parent-style-name="Preformatted_20_Text">
      <style:text-properties fo:font-weight="normal" officeooo:rsid="00206a3a" officeooo:paragraph-rsid="00206a3a" style:font-weight-asian="normal" style:font-weight-complex="normal"/>
    </style:style>
    <style:style style:name="P15" style:family="paragraph" style:parent-style-name="Preformatted_20_Text">
      <style:text-properties fo:font-weight="normal" officeooo:rsid="00239d8d" officeooo:paragraph-rsid="00239d8d" style:font-weight-asian="normal" style:font-weight-complex="normal"/>
    </style:style>
    <style:style style:name="P16" style:family="paragraph" style:parent-style-name="Preformatted_20_Text">
      <style:text-properties fo:font-weight="normal" officeooo:rsid="0024ced9" officeooo:paragraph-rsid="0024ced9" style:font-weight-asian="normal" style:font-weight-complex="normal"/>
    </style:style>
    <style:style style:name="P17" style:family="paragraph" style:parent-style-name="Preformatted_20_Text">
      <style:text-properties fo:font-weight="normal" officeooo:rsid="00268f2b" officeooo:paragraph-rsid="00268f2b" style:font-weight-asian="normal" style:font-weight-complex="normal"/>
    </style:style>
    <style:style style:name="P18" style:family="paragraph" style:parent-style-name="Preformatted_20_Text">
      <style:text-properties fo:font-weight="normal" officeooo:rsid="002696a1" officeooo:paragraph-rsid="002696a1" style:font-weight-asian="normal" style:font-weight-complex="normal"/>
    </style:style>
    <style:style style:name="P19" style:family="paragraph" style:parent-style-name="Preformatted_20_Text">
      <style:text-properties fo:font-size="12pt" fo:font-weight="bold" officeooo:rsid="00181085" officeooo:paragraph-rsid="00181085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officeooo:rsid="00171fc0" officeooo:paragraph-rsid="00171fc0"/>
    </style:style>
    <style:style style:name="P21" style:family="paragraph" style:parent-style-name="Preformatted_20_Text">
      <style:text-properties officeooo:paragraph-rsid="00171fc0"/>
    </style:style>
    <style:style style:name="P22" style:family="paragraph" style:parent-style-name="Preformatted_20_Text">
      <style:text-properties officeooo:paragraph-rsid="001ab21d"/>
    </style:style>
    <style:style style:name="P23" style:family="paragraph" style:parent-style-name="Text_20_body">
      <style:text-properties officeooo:rsid="0015e153" officeooo:paragraph-rsid="0015e153"/>
    </style:style>
    <style:style style:name="P24" style:family="paragraph" style:parent-style-name="Text_20_body">
      <style:text-properties officeooo:rsid="00171fc0" officeooo:paragraph-rsid="00171fc0"/>
    </style:style>
    <style:style style:name="P25" style:family="paragraph" style:parent-style-name="Text_20_body">
      <style:text-properties officeooo:rsid="00181085" officeooo:paragraph-rsid="00181085"/>
    </style:style>
    <style:style style:name="P26" style:family="paragraph" style:parent-style-name="Text_20_body">
      <style:paragraph-properties fo:break-before="page"/>
      <style:text-properties fo:font-weight="bold" officeooo:rsid="00181085" officeooo:paragraph-rsid="00181085" style:font-weight-asian="bold" style:font-weight-complex="bold"/>
    </style:style>
    <style:style style:name="P27" style:family="paragraph" style:parent-style-name="Preformatted_20_Text">
      <style:paragraph-properties fo:margin-top="0in" fo:margin-bottom="0.1965in" style:contextual-spacing="false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paragraph-properties fo:margin-top="0in" fo:margin-bottom="0in" style:contextual-spacing="false"/>
    </style:style>
    <style:style style:name="P30" style:family="paragraph" style:parent-style-name="Preformatted_20_Text">
      <style:text-properties fo:font-weight="bold" officeooo:rsid="0027f98c" officeooo:paragraph-rsid="0027f98c" style:font-weight-asian="bold" style:font-weight-complex="bold"/>
    </style:style>
    <style:style style:name="P31" style:family="paragraph" style:parent-style-name="Preformatted_20_Text">
      <style:text-properties fo:font-weight="bold" officeooo:rsid="00282c31" officeooo:paragraph-rsid="00282c31" style:font-weight-asian="bold" style:font-weight-complex="bold"/>
    </style:style>
    <style:style style:name="P32" style:family="paragraph" style:parent-style-name="Preformatted_20_Text">
      <style:text-properties fo:font-weight="bold" officeooo:rsid="002a14b8" officeooo:paragraph-rsid="002a14b8" style:font-weight-asian="bold" style:font-weight-complex="bold"/>
    </style:style>
    <style:style style:name="T1" style:family="text">
      <style:text-properties officeooo:rsid="001909c1"/>
    </style:style>
    <style:style style:name="T2" style:family="text">
      <style:text-properties officeooo:rsid="00171fc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1fc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136e" style:font-weight-asian="normal" style:font-weight-complex="normal"/>
    </style:style>
    <style:style style:name="T7" style:family="text">
      <style:text-properties officeooo:rsid="00222163"/>
    </style:style>
    <style:style style:name="T8" style:family="text">
      <style:text-properties officeooo:rsid="0024ad1a"/>
    </style:style>
    <style:style style:name="T9" style:family="text">
      <style:text-properties officeooo:rsid="00283675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new ROS package ~/renno-robtech/src:</text:p>
      <text:p text:style-name="P1"/>
      <text:p text:style-name="P4">catkin_create_pkg &lt;beginner_tutorials&gt; std_msgs rospy roscpp</text:p>
      <text:p text:style-name="P4"/>
      <text:p text:style-name="P5">source /opt/ros/kinetic/setup.bash</text:p>
      <text:p text:style-name="P5"/>
      <text:p text:style-name="P5">source devel/setup.bash</text:p>
      <text:p text:style-name="P5"/>
      <text:p text:style-name="P23">STEPS:</text:p>
      <text:list xml:id="list8538819383630803565" text:style-name="L1">
        <text:list-item>
          <text:p text:style-name="P29">Open your terminal </text:p>
        </text:list-item>
        <text:list-item>
          <text:p text:style-name="P29">Write the command --&gt; gedit ~/.bashrc </text:p>
        </text:list-item>
        <text:list-item>
          <text:p text:style-name="P29">I file will open on gedit </text:p>
        </text:list-item>
        <text:list-item>
          <text:p text:style-name="P29">Go to the bottom (my last line was "source /opt/ros/indigo/setup.bash" , for others it may differ) </text:p>
        </text:list-item>
        <text:list-item>
          <text:p text:style-name="P29">Go under that line and write --&gt; source [YOUR PATH]/catkin_ws/devel/setup.bash </text:p>
        </text:list-item>
        <text:list-item>
          <text:p text:style-name="P29">Save and exit </text:p>
        </text:list-item>
        <text:list-item>
          <text:p text:style-name="P28">Now with every new shell you open, it will source automatically </text:p>
        </text:list-item>
      </text:list>
      <text:p text:style-name="P24"><text:span text:style-name="T3">echo $ROS_PACKAGE_PATH</text:span> //<text:span text:style-name="T1">check if the path is correct</text:span></text:p>
      <text:p text:style-name="P20"><text:span text:style-name="T3">$ rospack find roscpp</text:span> //<text:span text:style-name="T1">check the package information</text:span></text:p>
      <text:p text:style-name="P20"/>
      <text:p text:style-name="P20"><text:span text:style-name="T3">$ roscd roscpp </text:span>// <text:span text:style-name="T1">go int package directory</text:span></text:p>
      <text:p text:style-name="P20"/>
      <text:p text:style-name="P22"><text:span text:style-name="T4">$ catkin_create_pkg beginner_tutorials std_msgs rospy roscpp</text:span><text:span text:style-name="T2"> //</text:span>create a new package called 'beginner_tutorials' which depends on std_msgs, roscpp, and rospy</text:p>
      <text:p text:style-name="P22"/>
      <text:p text:style-name="P21"><text:span text:style-name="T4">$ rosrun turtlesim turtlesim_node </text:span><text:span text:style-name="T2">//</text:span><text:span text:style-name="Teletype">rosrun</text:span> allows you to use the package name to directly run a node within a package (without having to know the package path). </text:p>
      <text:p text:style-name="P21"/>
      <text:p text:style-name="P8">$ rosrun turtlesim turtle_teleop_key</text:p>
      <text:p text:style-name="P21"/>
      <text:p text:style-name="P8">rosnode list <text:span text:style-name="T5">//see rosnode list</text:span></text:p>
      <text:p text:style-name="P11"/>
      <text:p text:style-name="P11">$ rosnode ping my_turtle </text:p>
      <text:p text:style-name="P11"/>
      <text:p text:style-name="P11"/>
      <text:p text:style-name="P9">install rqt graph and run:</text:p>
      <text:p text:style-name="P12"/>
      <text:p text:style-name="P12">$ sudo apt-get install ros-&lt;distro&gt;-rqt</text:p>
      <text:p text:style-name="P27"><text:bookmark text:name="line-2-4"/>$ sudo apt-get install ros-&lt;distro&gt;-rqt-common-plugins</text:p>
      <text:p text:style-name="P12">$ rosrun rqt_graph rqt_graph</text:p>
      <text:p text:style-name="P12"/>
      <text:p text:style-name="P12"/>
      <text:p text:style-name="P9">$ rostopic echo<text:span text:style-name="T5"> /turtle1/cmd_vel //</text:span><text:span text:style-name="T6">näitab näiteks turtlesim-i liikumist</text:span></text:p>
      <text:p text:style-name="P12"/>
      <text:p text:style-name="P13">//<text:span text:style-name="T7">Running planning tutorials</text:span></text:p>
      <text:p text:style-name="P13"/>
      <text:p text:style-name="P15">roscore</text:p>
      <text:p text:style-name="P15"/>
      <text:p text:style-name="P13">roslaunch pr2_moveit_config demo.launch //launch moveit</text:p>
      <text:p text:style-name="P13"/>
      <text:p text:style-name="P14">rosrun planning_tutorials move_group_interface_tutorial</text:p>
      <text:p text:style-name="P14"/>
      <text:p text:style-name="P3"><text:soft-page-break/>//<text:span text:style-name="T8">et setup-ida uut robotit</text:span></text:p>
      <text:p text:style-name="P2">roslaunch moveit_setup_assistant setup_assistant.launch</text:p>
      <text:p text:style-name="P2"/>
      <text:p text:style-name="P2">//<text:span text:style-name="T8">et muuta roboti setup-i</text:span></text:p>
      <text:p text:style-name="P2">roslaunch motoman_sia5d_moveit_config setup_assistant.launch</text:p>
      <text:p text:style-name="P14"/>
      <text:p text:style-name="P16">luua tühi plaan</text:p>
      <text:p text:style-name="P16">salvestada karteesiani kordinaadid</text:p>
      <text:p text:style-name="P16">hetkel olemas on trajektoor</text:p>
      <text:p text:style-name="P13"/>
      <text:p text:style-name="P17">roscore</text:p>
      <text:p text:style-name="P17"/>
      <text:p text:style-name="P17">roslaunch motoman_sia5d_moveit_config demo.launch</text:p>
      <text:p text:style-name="P17"/>
      <text:p text:style-name="P17">rosrun planning_triangle move_group_triangle</text:p>
      <text:p text:style-name="P11"/>
      <text:p text:style-name="P11"/>
      <text:p text:style-name="P18">http://wiki.ros.org/urdf/Tutorials/Using%20Xacro%20to%20Clean%20Up%20a%20URDF%20File#Using_Xacro</text:p>
      <text:p text:style-name="P20"/>
      <text:p text:style-name="P30"><text:s/>rosrun xacro xacro dualSia5d.xacro &gt; dualSia5d.urdf</text:p>
      <text:p text:style-name="P30"/>
      <text:p text:style-name="P31">dual_sia5d_support <text:span text:style-name="T9">dualSia5d</text:span></text:p>
      <text:p text:style-name="P31"/>
      <text:p text:style-name="P31">dual_sia5_moveit_config <text:span text:style-name="T9">demo.launch</text:span></text:p>
      <text:p text:style-name="P31"/>
      <text:p text:style-name="P32">roslaunch dual_sia5_moveit_config setup_assistant.launch</text:p>
      <text:p text:style-name="P26">Githubi-i toimingud</text:p>
      <text:p text:style-name="P25">git clone &lt;URL of my repo /renno-robtech&gt;</text:p>
      <text:p text:style-name="P25">git config user.email “renno.raudmae@gmail.com”</text:p>
      <text:p text:style-name="P10">git status</text:p>
      <text:p text:style-name="P10"/>
      <text:p text:style-name="P10">git add .</text:p>
      <text:p text:style-name="P10"/>
      <text:p text:style-name="P10">Git status</text:p>
      <text:p text:style-name="P10"/>
      <text:p text:style-name="P10">git commit -m “comment”</text:p>
      <text:p text:style-name="P10"/>
      <text:p text:style-name="P10">git push</text:p>
      <text:p text:style-name="P10"/>
      <text:p text:style-name="P10"><text:a xlink:type="simple" xlink:href="mailto:renno.raudmae@gmail.com" text:style-name="Internet_20_link">renno.raudmae@gmail.com</text:a></text:p>
      <text:p text:style-name="P10"/>
      <text:p text:style-name="P10">pswd:</text:p>
      <text:p text:style-name="P7"/>
      <text:p text:style-name="P19">Linuxi käsud </text:p>
      <text:p text:style-name="P6"/>
      <text:p text:style-name="P6">ls -a //näen faile, mis on tavaolekus varjatud</text:p>
      <text:p text:style-name="P6"/>
      <text:p text:style-name="P6">mkdir mystuff // teen directory</text:p>
      <text:p text:style-name="P6"/>
      <text:p text:style-name="P6">pwd // print working directory</text:p>
      <text:p text:style-name="P6"/>
      <text:p text:style-name="P6">cp [file1] [file2] //copy file</text:p>
      <text:p text:style-name="P6"/>
      <text:p text:style-name="P6">mv [file1] [file2] //moves file1 to file2 or rename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09:18:41.891521416</meta:creation-date>
    <meta:generator>LibreOffice/4.2.8.2$Linux_X86_64 LibreOffice_project/420m0$Build-2</meta:generator>
    <dc:date>2017-05-24T12:55:32.034881689</dc:date>
    <meta:editing-duration>PT6H43M37S</meta:editing-duration>
    <meta:editing-cycles>17</meta:editing-cycles>
    <meta:document-statistic meta:table-count="0" meta:image-count="0" meta:object-count="0" meta:page-count="3" meta:paragraph-count="60" meta:word-count="308" meta:character-count="2445" meta:non-whitespace-character-count="2195"/>
  </office:meta>
</office:document-meta>
</file>